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36,999,692,59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98,393,955,269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68,827,142,857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85,801,550,067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98,410,050,25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22,761,531,914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09,506,317,146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98,283,438,454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28,757,038,466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86,190,385,318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62,250,000,0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00,937,100,158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45,581,369,965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08,884,284,051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64,511,630,667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28,858,506,821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95,524,186,477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73,972,218,824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71,247,131,268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62,284,465,073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54,163,364,302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61,356,631,888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63,520,109,15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0:03.995545627</dc:date>
    <meta:editing-duration>PT5H21M26S</meta:editing-duration>
    <meta:editing-cycles>126</meta:editing-cycles>
    <meta:generator>LibreOffice/7.2.6.2$Linux_X86_64 LibreOffice_project/20$Build-2</meta:generator>
    <meta:document-statistic meta:table-count="1" meta:cell-count="48" meta:object-count="0"/>
  </office:meta>
</office:document-meta>
</file>